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3" style:family="table-column">
      <style:table-column-properties style:column-width="1.852in"/>
    </style:style>
    <style:style style:name="TableColumn4" style:family="table-column">
      <style:table-column-properties style:column-width="1.8611in"/>
    </style:style>
    <style:style style:name="TableColumn5" style:family="table-column">
      <style:table-column-properties style:column-width="2.5958in"/>
    </style:style>
    <style:style style:name="TableColumn6" style:family="table-column">
      <style:table-column-properties style:column-width="1.25in"/>
    </style:style>
    <style:style style:name="TableColumn7" style:family="table-column">
      <style:table-column-properties style:column-width="1.434in"/>
    </style:style>
    <style:style style:name="Table2" style:family="table">
      <style:table-properties style:width="8.9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1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3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5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7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8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-asian="Times New Roman" style:font-name-complex="Calibri" fo:color="#000000"/>
    </style:style>
    <style:style style:name="T23" style:parent-style-name="DefaultParagraphFont" style:family="text">
      <style:text-properties style:font-name-asian="Times New Roman" style:font-name-complex="Calibri" fo:color="#000000"/>
    </style:style>
    <style:style style:name="T24" style:parent-style-name="DefaultParagraphFont" style:family="text">
      <style:text-properties style:font-name-asian="Times New Roman" style:font-name-complex="Calibri" fo:color="#000000"/>
    </style:style>
    <style:style style:name="T25" style:parent-style-name="Hyperlink" style:family="text">
      <style:text-properties style:font-name-complex="Calibri"/>
    </style:style>
    <style:style style:name="T26" style:parent-style-name="Hyperlink" style:family="text">
      <style:text-properties style:font-name-complex="Calibri"/>
    </style:style>
    <style:style style:name="T27" style:parent-style-name="Hyperlink" style:family="text">
      <style:text-properties style:font-name-complex="Calibri"/>
    </style:style>
    <style:style style:name="TableCell2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-asian="Times New Roman" style:font-name-complex="Calibri" fo:color="#000000"/>
    </style:style>
    <style:style style:name="T44" style:parent-style-name="Hyperlink" style:family="text">
      <style:text-properties style:font-name-asian="Times New Roman" style:font-name-complex="Calibri"/>
    </style:style>
    <style:style style:name="TableCell4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6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P47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TableCell4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5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5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5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5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9" style:parent-style-name="Normal" style:family="paragraph">
      <style:paragraph-properties fo:margin-bottom="0in" fo:line-height="100%"/>
    </style:style>
    <style:style style:name="T60" style:parent-style-name="DefaultParagraphFont" style:family="text">
      <style:text-properties style:font-name-asian="Times New Roman" style:font-name-complex="Calibri" fo:color="#000000"/>
    </style:style>
    <style:style style:name="T61" style:parent-style-name="Hyperlink" style:family="text">
      <style:text-properties style:font-name-complex="Calibri"/>
    </style:style>
    <style:style style:name="T62" style:parent-style-name="Hyperlink" style:family="text">
      <style:text-properties style:font-name-complex="Calibri"/>
    </style:style>
    <style:style style:name="T63" style:parent-style-name="Hyperlink" style:family="text">
      <style:text-properties style:font-name-complex="Calibri"/>
    </style:style>
    <style:style style:name="TableCell6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6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4" style:parent-style-name="DefaultParagraphFont" style:family="text">
      <style:text-properties style:font-name="Times New Roman" style:font-name-asian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7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7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8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8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8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8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8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90" style:parent-style-name="Normal" style:family="paragraph">
      <style:paragraph-properties fo:margin-bottom="0in" fo:line-height="100%"/>
    </style:style>
    <style:style style:name="T91" style:parent-style-name="DefaultParagraphFont" style:family="text">
      <style:text-properties style:font-name-asian="Times New Roman" style:font-name-complex="Calibri" fo:color="#000000"/>
    </style:style>
    <style:style style:name="T92" style:parent-style-name="Hyperlink" style:family="text">
      <style:text-properties style:font-name-asian="Times New Roman" style:font-name-complex="Calibri"/>
    </style:style>
    <style:style style:name="TableCell9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9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9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9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9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9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0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0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0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0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06" style:parent-style-name="Normal" style:family="paragraph">
      <style:paragraph-properties fo:margin-bottom="0in" fo:line-height="100%"/>
    </style:style>
    <style:style style:name="T107" style:parent-style-name="DefaultParagraphFont" style:family="text">
      <style:text-properties style:font-name-asian="Times New Roman" style:font-name-complex="Calibri" fo:color="#000000"/>
    </style:style>
    <style:style style:name="T108" style:parent-style-name="Hyperlink" style:family="text">
      <style:text-properties style:font-name-complex="Calibri"/>
    </style:style>
    <style:style style:name="TableCell10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1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1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1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20" style:parent-style-name="Normal" style:family="paragraph">
      <style:paragraph-properties fo:margin-bottom="0in" fo:line-height="100%"/>
    </style:style>
    <style:style style:name="T121" style:parent-style-name="DefaultParagraphFont" style:family="text">
      <style:text-properties style:font-name-asian="Times New Roman" style:font-name-complex="Calibri" fo:color="#000000"/>
    </style:style>
    <style:style style:name="T122" style:parent-style-name="Hyperlink" style:family="text">
      <style:text-properties style:font-name-complex="Calibri"/>
    </style:style>
    <style:style style:name="TableCell12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2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2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2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34" style:parent-style-name="Normal" style:family="paragraph">
      <style:paragraph-properties fo:margin-bottom="0in" fo:line-height="100%"/>
    </style:style>
    <style:style style:name="T135" style:parent-style-name="DefaultParagraphFont" style:family="text">
      <style:text-properties style:font-name-asian="Times New Roman" style:font-name-complex="Calibri" fo:color="#000000"/>
    </style:style>
    <style:style style:name="T136" style:parent-style-name="Hyperlink" style:family="text">
      <style:text-properties style:font-name-complex="Calibri"/>
    </style:style>
    <style:style style:name="TableCell13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3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4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4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48" style:parent-style-name="Normal" style:family="paragraph">
      <style:paragraph-properties fo:margin-bottom="0in" fo:line-height="100%"/>
    </style:style>
    <style:style style:name="T149" style:parent-style-name="DefaultParagraphFont" style:family="text">
      <style:text-properties style:font-name-asian="Times New Roman" style:font-name-complex="Calibri" fo:color="#000000"/>
    </style:style>
    <style:style style:name="T150" style:parent-style-name="Hyperlink" style:family="text">
      <style:text-properties style:font-name-complex="Calibri"/>
    </style:style>
    <style:style style:name="TableCell15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5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5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5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5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5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5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5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5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6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6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6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7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7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7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7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76" style:parent-style-name="Normal" style:family="paragraph">
      <style:paragraph-properties fo:margin-bottom="0in" fo:line-height="100%"/>
    </style:style>
    <style:style style:name="T177" style:parent-style-name="DefaultParagraphFont" style:family="text">
      <style:text-properties style:font-name-asian="Times New Roman" style:font-name-complex="Calibri" fo:color="#000000"/>
    </style:style>
    <style:style style:name="T178" style:parent-style-name="Hyperlink" style:family="text">
      <style:text-properties style:font-name-complex="Calibri"/>
    </style:style>
    <style:style style:name="TableCell17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8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8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8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8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8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8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8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8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90" style:parent-style-name="Normal" style:family="paragraph">
      <style:paragraph-properties fo:margin-bottom="0in" fo:line-height="100%"/>
    </style:style>
    <style:style style:name="T191" style:parent-style-name="DefaultParagraphFont" style:family="text">
      <style:text-properties style:font-name-asian="Times New Roman" style:font-name-complex="Calibri" fo:color="#000000"/>
    </style:style>
    <style:style style:name="T192" style:parent-style-name="DefaultParagraphFont" style:family="text">
      <style:text-properties style:font-name-asian="Times New Roman" style:font-name-complex="Calibri"/>
    </style:style>
    <style:style style:name="TableCell19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9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9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9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9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9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9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04" style:parent-style-name="Normal" style:family="paragraph">
      <style:paragraph-properties fo:margin-bottom="0in" fo:line-height="100%"/>
    </style:style>
    <style:style style:name="T205" style:parent-style-name="DefaultParagraphFont" style:family="text">
      <style:text-properties style:font-name-asian="Times New Roman" style:font-name-complex="Calibri" fo:color="#000000"/>
    </style:style>
    <style:style style:name="T206" style:parent-style-name="Hyperlink" style:family="text">
      <style:text-properties style:font-name-asian="Times New Roman" style:font-name-complex="Calibri"/>
    </style:style>
    <style:style style:name="TableCell20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0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1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1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7" style:parent-style-name="Normal" style:family="paragraph">
      <style:paragraph-properties fo:margin-bottom="0in" fo:line-height="100%"/>
    </style:style>
    <style:style style:name="T218" style:parent-style-name="DefaultParagraphFont" style:family="text">
      <style:text-properties style:font-name-asian="Times New Roman" style:font-name-complex="Calibri" fo:color="#000000"/>
    </style:style>
    <style:style style:name="T219" style:parent-style-name="DefaultParagraphFont" style:family="text">
      <style:text-properties style:font-name-asian="Times New Roman" style:font-name-complex="Calibri" fo:color="#000000"/>
    </style:style>
    <style:style style:name="T220" style:parent-style-name="DefaultParagraphFont" style:family="text">
      <style:text-properties style:font-name-asian="Times New Roman" style:font-name-complex="Calibri" fo:color="#000000"/>
    </style:style>
    <style:style style:name="T221" style:parent-style-name="Hyperlink" style:family="text">
      <style:text-properties style:font-name-asian="Times New Roman" style:font-name-complex="Calibri"/>
    </style:style>
    <style:style style:name="TableCell22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2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2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2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3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33" style:parent-style-name="Normal" style:family="paragraph">
      <style:paragraph-properties fo:margin-bottom="0in" fo:line-height="100%"/>
    </style:style>
    <style:style style:name="T234" style:parent-style-name="DefaultParagraphFont" style:family="text">
      <style:text-properties style:font-name-asian="Times New Roman" style:font-name-complex="Calibri" fo:color="#000000"/>
    </style:style>
    <style:style style:name="T235" style:parent-style-name="Hyperlink" style:family="text">
      <style:text-properties style:font-name-complex="Calibri"/>
    </style:style>
    <style:style style:name="P236" style:parent-style-name="Normal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3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3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4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4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4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4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4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4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4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4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4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4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5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51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P252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TableCell25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54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TableCell25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5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5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60" style:parent-style-name="Normal" style:family="paragraph">
      <style:paragraph-properties fo:margin-bottom="0in" fo:line-height="100%">
        <style:tab-stops>
          <style:tab-stop style:type="left" style:position="0.8645in"/>
        </style:tab-stops>
      </style:paragraph-properties>
      <style:text-properties style:font-name-asian="Times New Roman" style:font-name-complex="Calibri" fo:color="#000000"/>
    </style:style>
    <style:style style:name="TableCell26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6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6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6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71" style:parent-style-name="Normal" style:family="paragraph">
      <style:paragraph-properties fo:margin-bottom="0in" fo:line-height="100%"/>
    </style:style>
    <style:style style:name="T272" style:parent-style-name="DefaultParagraphFont" style:family="text">
      <style:text-properties style:font-name-asian="Times New Roman" style:font-name-complex="Calibri" fo:color="#000000"/>
    </style:style>
    <style:style style:name="T273" style:parent-style-name="DefaultParagraphFont" style:family="text">
      <style:text-properties style:font-name-asian="Times New Roman" style:font-name-complex="Calibri" fo:color="#000000"/>
    </style:style>
    <style:style style:name="T274" style:parent-style-name="DefaultParagraphFont" style:family="text">
      <style:text-properties style:font-name-asian="Times New Roman" style:font-name-complex="Calibri" fo:color="#000000"/>
    </style:style>
    <style:style style:name="T275" style:parent-style-name="Hyperlink" style:family="text">
      <style:text-properties style:font-name-asian="Times New Roman" style:font-name-complex="Calibri"/>
    </style:style>
    <style:style style:name="TableCell27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7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7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7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8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8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84" style:family="table-row">
      <style:table-row-properties/>
    </style:style>
    <style:style style:name="TableCell28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287" style:parent-style-name="DefaultParagraphFont" style:family="text">
      <style:text-properties style:font-name-asian="Times New Roman" style:font-name-complex="Calibri" fo:color="#000000"/>
    </style:style>
    <style:style style:name="T288" style:parent-style-name="Hyperlink" style:family="text">
      <style:text-properties style:font-name-complex="Calibri"/>
    </style:style>
    <style:style style:name="TableCell28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9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9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9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9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9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9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9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97" style:family="table-row">
      <style:table-row-properties/>
    </style:style>
    <style:style style:name="TableCell29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9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00" style:parent-style-name="Normal" style:family="paragraph">
      <style:paragraph-properties fo:margin-bottom="0in" fo:line-height="100%"/>
    </style:style>
    <style:style style:name="T301" style:parent-style-name="DefaultParagraphFont" style:family="text">
      <style:text-properties style:font-name-asian="Times New Roman" style:font-name-complex="Calibri" fo:color="#000000"/>
    </style:style>
    <style:style style:name="T302" style:parent-style-name="Hyperlink" style:family="text">
      <style:text-properties style:font-name-complex="Calibri"/>
    </style:style>
    <style:style style:name="TableCell30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0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0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0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0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0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0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11" style:family="table-row">
      <style:table-row-properties/>
    </style:style>
    <style:style style:name="TableCell31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3" style:parent-style-name="Normal" style:family="paragraph">
      <style:paragraph-properties fo:margin-bottom="0in" fo:line-height="100%"/>
    </style:style>
    <style:style style:name="T314" style:parent-style-name="DefaultParagraphFont" style:family="text">
      <style:text-properties style:font-name-asian="Times New Roman" style:font-name-complex="Calibri" fo:color="#000000"/>
    </style:style>
    <style:style style:name="T315" style:parent-style-name="DefaultParagraphFont" style:family="text">
      <style:text-properties style:font-name-asian="Times New Roman" style:font-name-complex="Calibri" fo:color="#000000"/>
    </style:style>
    <style:style style:name="T316" style:parent-style-name="DefaultParagraphFont" style:family="text">
      <style:text-properties style:font-name-asian="Times New Roman" style:font-name-complex="Calibri" fo:color="#000000"/>
    </style:style>
    <style:style style:name="T317" style:parent-style-name="DefaultParagraphFont" style:family="text">
      <style:text-properties style:font-name-asian="Times New Roman" style:font-name-complex="Calibri" fo:color="#000000"/>
    </style:style>
    <style:style style:name="T318" style:parent-style-name="Hyperlink" style:family="text">
      <style:text-properties style:font-name-asian="Times New Roman" style:font-name-complex="Calibri"/>
    </style:style>
    <style:style style:name="TableCell31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2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2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2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2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2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2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2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27" style:family="table-row">
      <style:table-row-properties/>
    </style:style>
    <style:style style:name="TableCell32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2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30" style:parent-style-name="Normal" style:family="paragraph">
      <style:paragraph-properties fo:margin-bottom="0in" fo:line-height="100%"/>
    </style:style>
    <style:style style:name="T331" style:parent-style-name="DefaultParagraphFont" style:family="text">
      <style:text-properties style:font-name-asian="Times New Roman" style:font-name-complex="Calibri" fo:color="#000000"/>
    </style:style>
    <style:style style:name="T332" style:parent-style-name="Hyperlink" style:family="text">
      <style:text-properties style:font-name-complex="Calibri"/>
    </style:style>
    <style:style style:name="P333" style:parent-style-name="Normal" style:family="paragraph">
      <style:paragraph-properties fo:margin-bottom="0in" fo:line-height="100%"/>
    </style:style>
    <style:style style:name="TableCell33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3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3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3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3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3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4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4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42" style:family="table-row">
      <style:table-row-properties/>
    </style:style>
    <style:style style:name="TableCell34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44" style:parent-style-name="Normal" style:family="paragraph">
      <style:paragraph-properties fo:margin-bottom="0in"/>
    </style:style>
    <style:style style:name="T345" style:parent-style-name="DefaultParagraphFont" style:family="text">
      <style:text-properties style:font-name-complex="Calibri" fo:color="#000000"/>
    </style:style>
    <style:style style:name="T346" style:parent-style-name="DefaultParagraphFont" style:family="text">
      <style:text-properties style:font-name-complex="Calibri" fo:color="#000000"/>
    </style:style>
    <style:style style:name="T347" style:parent-style-name="DefaultParagraphFont" style:family="text">
      <style:text-properties style:font-name-asian="Times New Roman" style:font-name-complex="Calibri" fo:color="#000000"/>
    </style:style>
    <style:style style:name="T348" style:parent-style-name="Hyperlink" style:family="text">
      <style:text-properties style:font-name-complex="Calibri"/>
    </style:style>
    <style:style style:name="P349" style:parent-style-name="Normal" style:family="paragraph">
      <style:paragraph-properties fo:margin-bottom="0in"/>
    </style:style>
    <style:style style:name="P350" style:parent-style-name="Normal" style:family="paragraph">
      <style:paragraph-properties fo:margin-bottom="0in"/>
    </style:style>
    <style:style style:name="TableCell35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5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6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6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6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6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6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6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6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6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6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6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7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7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72" style:family="table-row">
      <style:table-row-properties/>
    </style:style>
    <style:style style:name="TableCell37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7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75" style:parent-style-name="Normal" style:family="paragraph">
      <style:paragraph-properties fo:margin-bottom="0in" fo:line-height="100%"/>
    </style:style>
    <style:style style:name="T376" style:parent-style-name="DefaultParagraphFont" style:family="text">
      <style:text-properties style:font-name-asian="Times New Roman" style:font-name-complex="Calibri" fo:color="#000000"/>
    </style:style>
    <style:style style:name="T377" style:parent-style-name="Hyperlink" style:family="text">
      <style:text-properties style:font-name-complex="Calibri"/>
    </style:style>
    <style:style style:name="P378" style:parent-style-name="Normal" style:family="paragraph">
      <style:paragraph-properties fo:margin-bottom="0in" fo:line-height="100%"/>
    </style:style>
    <style:style style:name="T379" style:parent-style-name="Hyperlink" style:family="text">
      <style:text-properties style:font-name-complex="Calibri"/>
    </style:style>
    <style:style style:name="TableCell38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8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8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8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8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8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8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8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8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8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9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9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9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9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9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9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9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9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9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9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40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0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40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0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openMetaAnalysis: PICO Table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rial</text:p>
          </table:table-cell>
          <table:table-cell table:style-name="TableCell11">
            <text:p text:style-name="P12">Patients</text:p>
          </table:table-cell>
          <table:table-cell table:style-name="TableCell13">
            <text:p text:style-name="P14">Intervention</text:p>
          </table:table-cell>
          <table:table-cell table:style-name="TableCell15">
            <text:p text:style-name="P16">Comparison</text:p>
          </table:table-cell>
          <table:table-cell table:style-name="TableCell17">
            <text:p text:style-name="P18">Outcome</text:p>
          </table:table-cell>
        </table:table-row>
        <table:table-row table:style-name="TableRow19">
          <table:table-cell table:style-name="TableCell20">
            <text:p text:style-name="P21"><text:span text:style-name="T22">Schumer, 1976</text:span><text:span text:style-name="T23"><text:line-break/></text:span><text:span text:style-name="T24">PMID<text:s/></text:span><text:a xlink:href="http://pubmed.gov/786190" office:target-frame-name="_top" xlink:show="replace"><text:span text:style-name="T25">7861</text:span><text:bookmark-start text:name="_Hlt508546705"/><text:bookmark-start text:name="_Hlt508546706"/><text:bookmark-start text:name="_Hlt508546980"/><text:span text:style-name="T26">9</text:span><text:bookmark-end text:name="_Hlt508546705"/><text:bookmark-end text:name="_Hlt508546706"/><text:bookmark-end text:name="_Hlt508546980"/><text:span text:style-name="T27">0</text:span></text:a></text:p>
          </table:table-cell>
          <table:table-cell table:style-name="TableCell28">
            <text:p text:style-name="P29">172 subjects with septic shock and<text:s/>positive blood cultures<text:line-break/></text:p>
          </table:table-cell>
          <table:table-cell table:style-name="TableCell30">
            <text:p text:style-name="P31">High dose, short term corticosteroids:</text:p>
            <text:p text:style-name="P32">• Methylprednisolone (30 mg/kg as a single intravenous bolus)</text:p>
            <text:p text:style-name="P33">- or -</text:p>
            <text:p text:style-name="P34">• Dexamethasone (3 mg/kg as a single intravenous bolus)</text:p>
          </table:table-cell>
          <table:table-cell table:style-name="TableCell35">
            <text:p text:style-name="P36"/>
          </table:table-cell>
          <table:table-cell table:style-name="TableCell37">
            <text:p text:style-name="P38">Primary:<text:line-break/>• All cause mortality<text:line-break/>Secondary:<text:line-break/>•<text:s/></text:p>
          </table:table-cell>
        </table:table-row>
        <table:table-row table:style-name="TableRow39">
          <table:table-cell table:style-name="TableCell40">
            <text:p text:style-name="P41">Bone, 1978</text:p>
            <text:p text:style-name="P42"><text:span text:style-name="T43">PMID<text:s/></text:span><text:a xlink:href="https://pubmed.gov/3306374" office:target-frame-name="_top" xlink:show="replace"><text:span text:style-name="T44">3306374</text:span></text:a></text:p>
          </table:table-cell>
          <table:table-cell table:style-name="TableCell45">
            <text:p text:style-name="P46">382 subjects with<text:s/>severe sepsis</text:p>
            <text:p text:style-name="P47">• Age 54<text:s/>years<text:line-break/>• 41% had septic shock</text:p>
          </table:table-cell>
          <table:table-cell table:style-name="TableCell48">
            <text:p text:style-name="P49">High dose, short term corticosteroids:</text:p>
            <text:p text:style-name="P50">• Methylprednisolone 30 mg/kg<text:s/>over 20 minutes<text:s/>intravenously every six hours for one day</text:p>
          </table:table-cell>
          <table:table-cell table:style-name="TableCell51">
            <text:p text:style-name="P52"/>
          </table:table-cell>
          <table:table-cell table:style-name="TableCell53">
            <text:p text:style-name="Normal"><text:span text:style-name="T54">Primary:</text:span><text:span text:style-name="T55"><text:line-break/>• All cause mortality at 14 days</text:span></text:p>
          </table:table-cell>
        </table:table-row>
        <table:table-row table:style-name="TableRow56">
          <table:table-cell table:style-name="TableCell57">
            <text:p text:style-name="P58">Sprung, 1984</text:p>
            <text:p text:style-name="P59"><text:span text:style-name="T60">PMID<text:s/></text:span><text:a xlink:href="https://pubmed.gov/6384785" office:target-frame-name="_top" xlink:show="replace"><text:span text:style-name="T61">63</text:span><text:bookmark-start text:name="_Hlt508547129"/><text:span text:style-name="T62">8</text:span><text:bookmark-end text:name="_Hlt508547129"/><text:span text:style-name="T63">4785</text:span></text:a></text:p>
          </table:table-cell>
          <table:table-cell table:style-name="TableCell64">
            <text:p text:style-name="Normal"><text:span text:style-name="T65">59 subjects with septic shock on vasopressors</text:span><text:span text:style-name="T66"><text:line-break/></text:span><text:span text:style-name="T67">• Age (mean)</text:span><text:span text:style-name="T68"><text:line-break/></text:span><text:span text:style-name="T69">• Lactate (mean)</text:span><text:span text:style-name="T70"><text:line-break/></text:span><text:span text:style-name="T71">Before randomization:</text:span><text:span text:style-name="T72"><text:line-break/></text:span><text:span text:style-name="T73">•<text:s/></text:span><text:span text:style-name="T74">&gt;</text:span><text:span text:style-name="T75"><text:s/>500 ml saline</text:span><text:span text:style-name="T76"><text:line-break/></text:span><text:span text:style-name="T77">• 93% vasopressors</text:span></text:p>
          </table:table-cell>
          <table:table-cell table:style-name="TableCell78">
            <text:p text:style-name="P79">High dose corticosteroids:</text:p>
            <text:p text:style-name="P80">• Methylprednisolone (30 mg/kg as a single<text:s/>intravenous bolus)</text:p>
            <text:p text:style-name="P81">- or -</text:p>
            <text:p text:style-name="P82">• Dexamethasone (3 mg/kg as a single intravenous bolus)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Luce, 1998</text:p>
            <text:p text:style-name="P90"><text:span text:style-name="T91">PMID<text:s/></text:span><text:a xlink:href="https://pubmed.gov/3202402" office:target-frame-name="_top" xlink:show="replace"><text:span text:style-name="T92">3202402</text:span></text:a></text:p>
          </table:table-cell>
          <table:table-cell table:style-name="TableCell93">
            <text:p text:style-name="P94"/>
          </table:table-cell>
          <table:table-cell table:style-name="TableCell95">
            <text:p text:style-name="P96">High dose corticosteroids:</text:p>
            <text:p text:style-name="Normal"><text:span text:style-name="T97">• Methylprednisolone (30 mg/kg intravenous infusion every 6 hours for 24<text:s/></text:span><text:span text:style-name="T98">hours)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Bollaert, 1999<text:s/></text:p>
            <text:p text:style-name="P106"><text:span text:style-name="T107">PMID<text:s/></text:span><text:a xlink:href="http://pubmed.gov/9559600" office:target-frame-name="_top" xlink:show="replace"><text:span text:style-name="T108">9559600</text:span></text:a>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ext:soft-page-break/>
        <table:table-row table:style-name="TableRow117">
          <table:table-cell table:style-name="TableCell118">
            <text:p text:style-name="P119">Briegel, 1999<text:s/></text:p>
            <text:p text:style-name="P120"><text:span text:style-name="T121">PMID<text:s/></text:span><text:a xlink:href="http://pubmed.gov/10321661" office:target-frame-name="_top" xlink:show="replace"><text:span text:style-name="T122">10321661</text:span></text:a>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Chawla, 1999<text:s/></text:p>
            <text:p text:style-name="P134"><text:span text:style-name="T135">PMID NA.<text:s/></text:span><text:a xlink:href="https://journals.lww.com/ccmjournal/Citation/1999/01001/HYDROCORTISONE_REVERSES_REFRACTORY_SEPTIC_SHOCK.22.aspx" office:target-frame-name="_top" xlink:show="replace"><text:span text:style-name="T136">Link</text:span></text:a></text:p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Annane (Ger-Inf-05), 2002</text:p>
            <text:p text:style-name="P148"><text:span text:style-name="T149">PMID<text:s/></text:span><text:a xlink:href="http://pubmed.gov/12186604" office:target-frame-name="_top" xlink:show="replace"><text:span text:style-name="T150">12186604</text:span></text:a></text:p>
          </table:table-cell>
          <table:table-cell table:style-name="TableCell151">
            <text:p text:style-name="Normal"><text:span text:style-name="T152">300 subjects with septic shock on<text:s/></text:span><text:span text:style-name="T153">pressors</text:span><text:span text:style-name="T154"><text:line-break/></text:span><text:span text:style-name="T155">• Age (mean) 61</text:span><text:span text:style-name="T156"><text:line-break/></text:span><text:span text:style-name="T157">• Lactate (mean) 4.5</text:span><text:span text:style-name="T158"><text:line-break/></text:span><text:span text:style-name="T159">Before randomization:</text:span><text:span text:style-name="T160"><text:line-break/></text:span><text:span text:style-name="T161">• 32 ml/kg saline</text:span><text:span text:style-name="T162"><text:line-break/></text:span><text:span text:style-name="T163">• 4 hours of vasopressors</text:span></text:p>
          </table:table-cell>
          <table:table-cell table:style-name="TableCell164">
            <text:p text:style-name="Normal"><text:span text:style-name="T165">Hydrocortisone-plus-fludrocortisone given as 50-mg intravenous every 6 hours, and fludrocortisone 50-μg tablet through a nasogastric tube once d</text:span><text:span text:style-name="T166">aily in the morning.<text:s/></text:span><text:span text:style-name="T167"><text:line-break/></text:span><text:span text:style-name="T168">• Duration was 7 days without tapering.</text:span></text:p>
          </table:table-cell>
          <table:table-cell table:style-name="TableCell169">
            <text:p text:style-name="Normal"><text:span text:style-name="T170">Placebo</text:span></text:p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Oppert, 2005</text:p>
            <text:p text:style-name="P176"><text:span text:style-name="T177">PMID<text:s/></text:span><text:a xlink:href="http://pubmed.gov/16276166" office:target-frame-name="_top" xlink:show="replace"><text:span text:style-name="T178">16276166</text:span></text:a></text:p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Tandan, 2005</text:p>
            <text:p text:style-name="P190"><text:span text:style-name="T191">PMID<text:s/></text:span><text:span text:style-name="T192">NA</text:span></text:p>
          </table:table-cell>
          <table:table-cell table:style-name="TableCell193">
            <text:p text:style-name="Normal"><text:span text:style-name="T194">Septic shock and adrenal insufficiency</text:span>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Rinaldi, 2006</text:p>
            <text:p text:style-name="P204"><text:span text:style-name="T205">PMID<text:s/></text:span><text:a xlink:href="https://pubmed.gov/16850006" office:target-frame-name="_top" xlink:show="replace"><text:span text:style-name="T206">16850006</text:span></text:a>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<text:span text:style-name="T218">Cicarelli, 2007</text:span><text:span text:style-name="T219"><text:line-break/></text:span><text:span text:style-name="T220">PMID<text:s/></text:span><text:a xlink:href="https://pubmed.gov/17992396" office:target-frame-name="_top" xlink:show="replace"><text:span text:style-name="T221">17992396</text:span></text:a></text:p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Sprung (CORTICUS), 2008</text:p>
            <text:p text:style-name="P233"><text:span text:style-name="T234">PMID<text:s/></text:span><text:a xlink:href="http://pubmed.gov/18184957" office:target-frame-name="_top" xlink:show="replace"><text:span text:style-name="T235">18184957</text:span></text:a></text:p>
            <text:p text:style-name="P236"><text:a xlink:href="https://clinicaltrials.gov/ct2/show/NCT00147004" office:target-frame-name="_top" xlink:show="replace"><text:span text:style-name="Hyperlink">NCT00147004</text:span></text:a></text:p>
          </table:table-cell>
          <table:table-cell table:style-name="TableCell237">
            <text:p text:style-name="Normal"><text:span text:style-name="T238">499 subjects with septic shock on vasopressors</text:span><text:span text:style-name="T239"><text:line-break/></text:span><text:span text:style-name="T240">• Age (mean) 63</text:span><text:span text:style-name="T241"><text:line-break/></text:span><text:span text:style-name="T242">• Lactate (mean) 4.0</text:span><text:span text:style-name="T243"><text:line-break/></text:span><text:span text:style-name="T244">Before randomization:</text:span><text:span text:style-name="T245"><text:line-break/></text:span><text:span text:style-name="T246">• Fluids ‘adequate’ but amount not reported</text:span><text:span text:style-name="T247"><text:line-break/></text:span><text:span text:style-name="T248">• All on vasopressors, duration</text:span><text:span text:style-name="T249"><text:s/>unknown</text:span></text:p>
          </table:table-cell>
          <table:table-cell table:style-name="TableCell250">
            <text:p text:style-name="P251">50-mg every 6 hours for 5 days, then tapered until stopped on day 11.</text:p>
            <text:p text:style-name="P252">• Duration was 11 days with a taper starting on day 6.</text:p>
          </table:table-cell>
          <table:table-cell table:style-name="TableCell253">
            <text:p text:style-name="P254">Placebo</text:p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Hu, 2009</text:p>
            <text:p text:style-name="P260">PMID NA<text:tab/>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</table:table-row>
        <text:soft-page-break/>
        <table:table-row table:style-name="TableRow269">
          <table:table-cell table:style-name="TableCell270">
            <text:p text:style-name="P271"><text:span text:style-name="T272">Meduri, 2009</text:span><text:span text:style-name="T273"><text:line-break/></text:span><text:span text:style-name="T274">PMID<text:s/></text:span><text:a xlink:href="https://pubmed.gov/17426195" office:target-frame-name="_top" xlink:show="replace"><text:span text:style-name="T275">17426195</text:span></text:a></text:p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>Arabi, 2010</text:p>
            <text:p text:style-name="Normal"><text:span text:style-name="T287">PMID<text:s/></text:span><text:a xlink:href="http://pubmed.gov/21059778" office:target-frame-name="_top" xlink:show="replace"><text:span text:style-name="T288">21059778</text:span></text:a></text:p>
            <text:p text:style-name="Normal"><text:a xlink:href="http://www.isrctn.com/ISRCTN99675218" office:target-frame-name="_top" xlink:show="replace"><text:span text:style-name="Hyperlink">ISRCTN</text:span><text:bookmark-start text:name="_Hlt508745558"/><text:span text:style-name="Hyperlink">9</text:span><text:bookmark-end text:name="_Hlt508745558"/><text:span text:style-name="Hyperlink">9675218</text:span></text:a></text:p>
          </table:table-cell>
          <table:table-cell table:style-name="TableCell289">
            <text:p text:style-name="Normal"><text:span text:style-name="T290">Septic shock and cirrhosis</text:span></text:p>
          </table:table-cell>
          <table:table-cell table:style-name="TableCell291">
            <text:p text:style-name="P292"/>
          </table:table-cell>
          <table:table-cell table:style-name="TableCell293">
            <text:p text:style-name="Normal"><text:span text:style-name="T294">Placebo</text:span></text:p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>Gordon, 2014</text:p>
            <text:p text:style-name="P300"><text:span text:style-name="T301">PMID<text:s/></text:span><text:a xlink:href="http://pubmed.gov/24557425" office:target-frame-name="_top" xlink:show="replace"><text:span text:style-name="T302">24557425</text:span></text:a></text:p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><text:span text:style-name="T314">Key (HYPRESS),<text:s/></text:span><text:span text:style-name="T315">2016</text:span><text:span text:style-name="T316"><text:line-break/></text:span><text:span text:style-name="T317">PMID<text:s/></text:span><text:a xlink:href="https://pubmed.gov/27695824" office:target-frame-name="_top" xlink:show="replace"><text:span text:style-name="T318">27695824</text:span></text:a>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P329">Lv, 2017</text:p>
            <text:p text:style-name="P330"><text:span text:style-name="T331">PMID<text:s/></text:span><text:a xlink:href="http://pubmed.gov/28615145" office:target-frame-name="_top" xlink:show="replace"><text:span text:style-name="T332">28615145</text:span></text:a></text:p>
            <text:p text:style-name="P333"><text:a xlink:href="https://clinicaltrials.gov/ct2/show/NCT02580240" office:target-frame-name="_top" xlink:show="replace"><text:span text:style-name="Hyperlink">NCT025</text:span><text:bookmark-start text:name="_Hlt508745379"/><text:span text:style-name="Hyperlink">8</text:span><text:bookmark-end text:name="_Hlt508745379"/><text:span text:style-name="Hyperlink">0240</text:span></text:a></text:p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  <table:table-row table:style-name="TableRow342">
          <table:table-cell table:style-name="TableCell343">
            <text:p text:style-name="P344"><text:span text:style-name="T345">Ventatesh (ADRENAL), 2018</text:span><text:span text:style-name="T346"><text:line-break/></text:span><text:span text:style-name="T347">PMID<text:s/></text:span><text:a xlink:href="http://pubmed.gov/29347874" office:target-frame-name="_top" xlink:show="replace"><text:span text:style-name="T348">29347874</text:span></text:a></text:p>
            <text:p text:style-name="P349">NCT01448109</text:p>
            <text:p text:style-name="P350"><text:a xlink:href="https://clinicaltrials.gov/ct2/show/NCT01448109" office:target-frame-name="_top" xlink:show="replace"><text:span text:style-name="Hyperlink">NCT01448109</text:span></text:a></text:p>
          </table:table-cell>
          <table:table-cell table:style-name="TableCell351">
            <text:p text:style-name="Normal"><text:span text:style-name="T352">3711 subjects with septic shock on vasopressors enrolled March 2013 through April 2017,</text:span><text:span text:style-name="T353"><text:line-break/></text:span><text:span text:style-name="T354">• Age (mean) 63</text:span><text:span text:style-name="T355"><text:line-break/></text:span><text:span text:style-name="T356">• Lactate (m</text:span><text:span text:style-name="T357">ean) 3.9</text:span><text:span text:style-name="T358"><text:line-break/></text:span><text:span text:style-name="T359">Before randomization:</text:span><text:span text:style-name="T360"><text:line-break/></text:span><text:span text:style-name="T361">• Fluids amount not reported</text:span><text:span text:style-name="T362"><text:line-break/></text:span><text:span text:style-name="T363">• All on vasopressors for at least 4 hours</text:span></text:p>
          </table:table-cell>
          <table:table-cell table:style-name="TableCell364">
            <text:p text:style-name="Normal"><text:span text:style-name="T365">200 mg of hydrocortisone by continuous intravenous infusion over a period of 24 hours</text:span><text:span text:style-name="T366"><text:line-break/></text:span><text:span text:style-name="T367">• Duration was a maximum of 7 days without tapering.</text:span></text:p>
          </table:table-cell>
          <table:table-cell table:style-name="TableCell368">
            <text:p text:style-name="Normal"><text:span text:style-name="T369">Placebo</text:span></text:p>
          </table:table-cell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p text:style-name="P374"><text:bookmark-start text:name="_Hlk509952476"/>Annane (APROCCHSS),<text:s/><text:bookmark-end text:name="_Hlk509952476"/>2018</text:p>
            <text:p text:style-name="P375"><text:span text:style-name="T376">PMID<text:s/></text:span><text:a xlink:href="http://pubmed.gov/29490185" office:target-frame-name="_top" xlink:show="replace"><text:span text:style-name="T377">29490185</text:span></text:a></text:p>
            <text:p text:style-name="P378"><text:a xlink:href="https://clinicaltrials.gov/ct2/show/NCT00625209" office:target-frame-name="_top" xlink:show="replace"><text:span text:style-name="T379">NCT00625209</text:span></text:a></text:p>
          </table:table-cell>
          <table:table-cell table:style-name="TableCell380">
            <text:p text:style-name="Normal"><text:span text:style-name="T381">1241 subjects with septic shock on vasopressors enrolled September, 2008, and June, 2015</text:span><text:span text:style-name="T382"><text:line-break/></text:span><text:span text:style-name="T383">• Age<text:s/></text:span><text:span text:style-name="T384">(mean) 66</text:span><text:span text:style-name="T385"><text:line-break/></text:span><text:span text:style-name="T386">• Lactate (mean) 4.4</text:span><text:span text:style-name="T387"><text:line-break/></text:span><text:span text:style-name="T388">Before randomization:</text:span><text:span text:style-name="T389"><text:line-break/></text:span><text:soft-page-break/><text:span text:style-name="T390">• Fluids given prior to steroids n 51% with mean of<text:s/></text:span><text:bookmark-start text:name="_Hlk509952506"/><text:span text:style-name="T391">1641<text:s/></text:span><text:bookmark-end text:name="_Hlk509952506"/><text:span text:style-name="T392">ml and 753 ml colloids</text:span><text:span text:style-name="T393"><text:line-break/></text:span><text:span text:style-name="T394">• All on vasopressors for at least 6 hours</text:span></text:p>
          </table:table-cell>
          <table:table-cell table:style-name="TableCell395">
            <text:p text:style-name="Normal"><text:span text:style-name="T396">Hydrocortisone-plus-fludrocortisone given as 50-mg intravenous every 6 hours, an</text:span><text:span text:style-name="T397">d fludrocortisone 50-μg tablet through a nasogastric tube once daily in the morning.<text:s/></text:span><text:span text:style-name="T398"><text:line-break/></text:span><text:span text:style-name="T399">• Duration was 7 days without tapering.</text:span></text:p>
          </table:table-cell>
          <table:table-cell table:style-name="TableCell400">
            <text:p text:style-name="Normal"><text:span text:style-name="T401">Placebo</text:span></text:p>
          </table:table-cell>
          <table:table-cell table:style-name="TableCell402">
            <text:p text:style-name="P40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ert Badgett</meta:initial-creator>
    <dc:creator>Robert Badgett</dc:creator>
    <meta:creation-date>2017-05-07T17:46:00Z</meta:creation-date>
    <dc:date>2018-03-30T19:06:00Z</dc:date>
    <meta:template xlink:href="Normal.dotm" xlink:type="simple"/>
    <meta:editing-cycles>46</meta:editing-cycles>
    <meta:editing-duration>PT7380S</meta:editing-duration>
    <meta:document-statistic meta:page-count="4" meta:paragraph-count="9" meta:word-count="684" meta:character-count="4576" meta:row-count="32" meta:non-whitespace-character-count="3901"/>
  </office:meta>
</office:document-meta>
</file>